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style:text-line-through-style="soli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1.0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1.0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1.0in" fo:margin-right="0in" fo:text-indent="0in" style:auto-text-indent="false"/>
    </style:style>
    <style:style style:name="P7"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office:automatic-styles>
  <office:body>
    <office:text>
      <text:h text:style-name="Heading_20_1" text:outline-level="1"><text:bookmark-start text:name="επικοινωνία-ανθρώπου-υπολογιστή"/>Επικοινωνία Ανθρώπου-Υπολογιστή<text:bookmark-end text:name="επικοινωνία-ανθρώπου-υπολογιστή"/></text:h>
      <text:p text:style-name="First_20_paragraph">Οι διαθέσιμες εργασίες είναι αυτές που έχουν τον κωδικό HCI. Για όσους χρωστάνε το μάθημα (επι πτυχίω, επαναληπτική εξεταστική) δείτε το ιστορικό αυτού του αρχείου κατά την έναρξη του εξαμήνου.</text:p>
      <text:p text:style-name="P2">Μπορείτε να βρείτε τον πηγαίο κώδικα για τον παρακάτω πίνακα στο κουμπί <text:span text:style-name="Source_Text">Raw</text:span> και μετά να τον αντιγράψετε στην αναφορά σας</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Εβδομάδα</text:p>
            </table:table-cell>
            <table:table-cell table:style-name="TableHeaderRowCell" office:value-type="string">
              <text:p text:style-name="Table_20_Heading"><text:a xlink:type="simple" xlink:href="https://courses-ionio.github.io/help/deliverables/" office:name=""><text:span text:style-name="Definition">Όλα τα παραδοτέα βρίσκονται στην ίδια σελίδα της τελικής αναφοράς</text:span></text:a> με τα προσωπικά στοιχεία σας (Όνομα, ΑΜ, github profile) και μαζί με αυτόν εδώ τον πίνακα περιεχομένων</text:p>
            </table:table-cell>
            <table:table-cell table:style-name="TableHeaderRowCell" office:value-type="string">
              <text:p text:style-name="Table_20_Heading">Σύνδεσμος στην <text:a xlink:type="simple" xlink:href="https://github.com/courses-ionio/help/discussions/categories/show-and-tell" office:name=""><text:span text:style-name="Definition">εβδομαδιαία παρουσίαση προόδου στις συζητήσεις</text:span></text:a></text:p>
            </table:table-cell>
            <table:table-cell table:style-name="TableHeaderRowCell" office:value-type="string">
              <text:p text:style-name="Table_20_Heading">Αυτοαξιολόγηση σύμφωνα με τα κριτήρια της αντίστοιχης άσκησης</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a xlink:type="simple" xlink:href="https://github.com/courses-ionio/hci/discussions/1794" office:name=""><text:span text:style-name="Definition">Δημιουργία ομάδας</text:span></text:a> + <text:a xlink:type="simple" xlink:href="https://courses-ionio.github.io/help/guide/" office:name=""><text:span text:style-name="Definition">Φορκ και δημιουργία σελίδας τελικής αναφοράς</text:span></text:a>, <text:a xlink:type="simple" xlink:href="https://raw.githubusercontent.com/courses-ionio/hci/master/README.md" office:name=""><text:span text:style-name="Definition">προσθήκη πίνακα περιεχομένων</text:span></text:a>, <text:a xlink:type="simple" xlink:href="https://courses-ionio.github.io/help/intro/" office:name=""><text:span text:style-name="Definition">συγγραφή της εισαγωγής</text:span></text:a>, αποστολή της εισαγωγής <text:a xlink:type="simple" xlink:href="https://github.com/courses-ionio/help/discussions/categories/show-and-tell" office:name=""><text:span text:style-name="Definition">για σχολιασμό στην συζήτηση</text:span></text:a> και καταγραφή του συνδέσμου συζήτησης δίπλα –&g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Άσκηση γραμμής εντολών (arch linux install on VM)</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Συμμετοχικό περιεχόμενο A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Άσκηση γραμμής εντολών (arch linux install on HW)</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Συμμετοχικό περιεχόμενο A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Κατασκευή του βιβλίου Α</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Συμμετοχικό περιεχόμενο B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Άσκηση γραμμής εντολών</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Συμμετοχικό περιεχόμενο B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Άσκηση γραμμής εντολών</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Κατασκευή του βιβλίου Β</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Τελική αναφορά*</text:p>
          </table:table-cell>
          <table:table-cell table:style-name="TableRowCell" office:value-type="string">
    </table:table-cell>
          <table:table-cell table:style-name="TableRowCell" office:value-type="string">
    </table:table-cell>
        </table:table-row>
      </table:table>
      <text:p text:style-name="P4">Η συμπλήρωση της εβδομάδας ορίζεται ως η μέρα πριν το επόμενο μάθημα, π.χ., για την 1η εβδομάδα η παράδοση είναι την ημέρα πριν το 2ο μάθημα. Η 1η και η 12η εβδομάδα είναι σημαντικές προθεσμίες, γιατί μπορεί να μην αντιστοιχούν σε κάποιο ποσοστό βαθμού, αλλά είναι το σημείο αναφοράς για όλους τους άλλους βαθμούς. Η άσκηση γραμμής εντολών έχει περισσότερες εβδομάδες παραδοτέων για να σας δώσει την ευκαιρία να βελτιώσετε το λειτουργικό σύστημα.</text:p>
      <text:p text:style-name="First_20_paragraph"><text:a xlink:type="simple" xlink:href="https://courses-ionio.github.io/help/" office:name=""><text:span text:style-name="Definition">Οδηγίες και απαντήσεις σε συχνές απορίες</text:span></text:a> για την παράδοση της εργασίας.</text:p>
      <text:p text:style-name="Text_20_body"><text:a xlink:type="simple" xlink:href="https://github.com/courses-ionio/help/discussions" office:name=""><text:span text:style-name="Definition">Νέες απορίες και εβδομαδιαία ομαδικότητα</text:span></text:a></text:p>
      <text:p text:style-name="Text_20_body"><text:a xlink:type="simple" xlink:href="https://github.com/courses-ionio/hci/discussions" office:name=""><text:span text:style-name="Definition">Ανακοινώσεις</text:span></text:a></text:p>
      <text:p text:style-name="P6">Πατήστε το κουμπί <text:span text:style-name="Source_Text">Watch</text:span> στην κορυφή αυτής της σελίδας για να καθορίσετε τις προτιμήσεις των ειδοποιήσεων, έτσι ώστε να λαμβάνετε τουλάχιστον τα νέα για τις συζητήσεις, όπου βρίσκονται όλες οι ανακοινώσεις του μαθήματος.</text:p>
      <text:h text:style-name="Heading_20_2" text:outline-level="2"><text:bookmark-start text:name="syllabus"/>Syllabus<text:bookmark-end text:name="syllabus"/></text:h>
      <text:p text:style-name="First_20_paragraph"><text:span text:style-name="T1">Περιγραφή:</text:span> Διάδραση: ορισμός και ιστορική εξέλιξη, βασικά στάδια σχεδίασης της διάδρασης, Τεχνολογίες προγραμματισμού της διάδρασης, Σύγχρονες εφαρμογές, πειράματα διάδρασης με χρήστες.</text:p>
      <text:p text:style-name="Text_20_body"><text:span text:style-name="T1">Προαπαιτούμενα:</text:span> Εισαγωγή στον προγραμματισμό και στους υπολογιστές (linux, github).</text:p>
      <text:p text:style-name="Text_20_body"><text:span text:style-name="T1">Στόχος:</text:span> Ο σκοπός του μαθήματος είναι η μελέτη της θεωρίας και η πρακτική εξάσκηση στην σχεδίαση και ανάπτυξη της διάδρασης. Συμπληρωματικά της κυρίαρχης θεώρησης της διάδρασης απλά ως ευχρηστία, δίνουμε έμφαση κυρίως σε εναλλακτικές θεωρήσεις της διάδρασης, όπως αυτές ορίζονται οργανικά από την ατομική μελέτη και πρακτική του κάθε φοιτητή. Η θεωρία και οι ασκήσεις καλύπτουν πολλές διαφορετικές περιοχές εφαρμογών με έμφαση σε επίκαιρες και διαχρονικές εφαρμογές όπως οι εκπαιδευτικές εφαρμογές, οι εφαρμογές γραφείου, και οι πολιτισμικές εφαρμογές. Στο τέλος του μαθήματος οι φοιτητές θα έχουν αναπτύξει μια κατανόηση της εξέλιξης και της τρέχουσας κατάστασης της διάδρασης με τους υπολογιστές και θα έχουν προσαρμόσει το καθημερινό ψηφιακό περιβάλλον τους στις δικές τους ανάγκες πληροφόρησης, δημιουργίας, και επικοινωνίας με εναλλακτικά εργαλεία. Για τον σκοπό αυτό, το βασικό κριτήριο αξιολόγησης είναι η ανάπτυξη διαδραστικού τρόπου σκέψης, όπως αυτό αποτυπώνεται στην κατασκευή ενός προσωπικού συστήματος διάδρασης.</text:p>
      <text:p text:style-name="Text_20_body"><text:span text:style-name="T1">Μέθοδος διδασκαλίας:</text:span> Συνεργασία, ασκήσεις.</text:p>
      <text:p text:style-name="Text_20_body"><text:span text:style-name="T1">Συντονιστής συστημάτων τηλεεκπαίδευσης:</text:span> <text:a xlink:type="simple" xlink:href="https://github.com/c15pati" office:name=""><text:span text:style-name="Definition"><text:span text:style-name="T2">Κωνσταντίνος Πατηνιώτης</text:span></text:span></text:a></text:p>
      <text:p text:style-name="Text_20_body"><text:span text:style-name="T1">Κριτήρια βαθμολογίας:</text:span> 10% <text:a xlink:type="simple" xlink:href="https://courses-ionio.github.io/help/quiz/" office:name=""><text:span text:style-name="Definition">εβδομαδιαίο κουίζ</text:span></text:a> + 10% <text:a xlink:type="simple" xlink:href="https://courses-ionio.github.io/help/cli/" office:name=""><text:span text:style-name="Definition">2 ασκήσεις γραμμής εντολών</text:span></text:a> + 20% <text:a xlink:type="simple" xlink:href="https://courses-ionio.github.io/help/book" office:name=""><text:span text:style-name="Definition">κατασκευή του βιβλίου</text:span></text:a> + 20% <text:a xlink:type="simple" xlink:href="https://courses-ionio.github.io/help/social" office:name=""><text:span text:style-name="Definition">Συμμετοχικό εκπαιδευτικό υλικό</text:span></text:a> + 20% <text:a xlink:type="simple" xlink:href="https://courses-ionio.github.io/help/teamwork/" office:name=""><text:span text:style-name="Definition">ομαδικότητα και συνεργασία</text:span></text:a> + 20% <text:a xlink:type="simple" xlink:href="https://courses-ionio.github.io/help/classroom/" office:name=""><text:span text:style-name="Definition">συμμετοχή στην τάξη</text:span></text:a> + 10% <text:a xlink:type="simple" xlink:href="https://courses-ionio.github.io/help/bonus/" office:name=""><text:span text:style-name="Definition">προαιρετικό bonus</text:span></text:a></text:p>
      <text:p text:style-name="Text_20_body"><text:span text:style-name="T1">Τελική βαθμολόγηση:</text:span> Θα πρέπει να έχετε συμπληρώσει την βάση σε κάθε ένα από τα παραπάνω κριτήρια. Ορισμένα από τα κριτήρια (π.χ. συνεργασία, παρουσιάσεις προόδου) είναι διαθέσιμα μόνο κατά την περίοδο του μαθήματος, οπότε θα πρέπει να τα έχετε ήδη ολοκληρώσει κατά την τρέχουσα χρονιά, ώστε να υπάρχει δικαίωμα συμμετοχής στην επαναληπτική ή στην επί πτυχίω εξέταση. Επίσης, τα βίντεο κουϊζ είναι μεν διαθέσιμα και στην επαναληπτική εξεταστική, αλλά είναι δύσκολο να απαντηθούν χωρίς τις τακτικές συναντήσεις και τις σχετικές συζητήσεις που γίνονται εκεί. Τέλος, στον βαθμό που το μάθημα θα πραγματοποιηθεί υποχρεωτικά με φυσική παρουσία (σύμφωνα πάντα με τις οδηγίες του υπουργείου και του ιδρύματος), η βαθμολόγηση (στα κριτήρια σύγχρονης εκπαίδευσης, π.χ., ατομικές παρουσιάσεις) είναι μόνο δυνατή αν υπάρχει η αντίστοιχη φυσική παρουσία, όπως δηλαδή σε μια τελική γραπτή εξέταση.</text:p>
      <text:p text:style-name="Text_20_body"><text:span text:style-name="T1">Βιβλιογραφία:</text:span></text:p>
      <text:list text:style-name="L1">
        <text:list-item>
          <text:p text:style-name="P7">Ο Προγραμματισμός της Διάδρασης: Από τον επιτραπέζιο στον κινητό και διάχυτο υπολογισμό, Κωνσταντίνος Χωριανόπουλος, ISBN: 9786188242357, ΕΥΔΟΞΟΣ: 68371436 κεφάλαια: 1, 2, 7.</text:p>
        </text:list-item>
        <text:list-item>
          <text:p text:style-name="P7"><text:a xlink:type="simple" xlink:href="https://pibook.epidro.me" office:name=""><text:span text:style-name="Definition">Ο Προγραμματισμός της Διάδρασης</text:span></text:a></text:p>
        </text:list-item>
        <text:list-item>
          <text:p text:style-name="P7"><text:a xlink:type="simple" xlink:href="http://faculty.washington.edu/ajko/books/uist/" office:name=""><text:span text:style-name="Definition">User Interface Software Development</text:span></text:a></text:p>
        </text:list-item>
        <text:list-item>
          <text:p text:style-name="P7"><text:a xlink:type="simple" xlink:href="http://worrydream.com/MagicInk/" office:name=""><text:span text:style-name="Definition">Software design</text:span></text:a></text:p>
        </text:list-item>
        <text:list-item>
          <text:p text:style-name="P7"><text:a xlink:type="simple" xlink:href="https://apps.dtic.mil/sti/pdfs/AD0289565.pdf" office:name=""><text:span text:style-name="Definition">Augmenting human intellect</text:span></text:a>: βιβλίο για μελέτη μπόνους</text:p>
        </text:list-item>
      </text:list>
      <text:p text:style-name="Horizontal_20_Line"/>
      <text:h text:style-name="Heading_20_2" text:outline-level="2"><text:bookmark-start text:name="οργάνωση-φακέλων"/>Οργάνωση φακέλων<text:bookmark-end text:name="οργάνωση-φακέλων"/></text:h>
      <text:h text:style-name="Heading_20_2" text:outline-level="2"><text:bookmark-start text:name="φάκελος-αναφορών"/>Φάκελος αναφορών<text:bookmark-end text:name="φάκελος-αναφορών"/></text:h>
      <text:p text:style-name="First_20_paragraph">Μετά το fork, προσθέστε ένα κλαδί (<text:span text:style-name="Source_Text">branch</text:span>) με το ΑΜ σας και μετά (μέσα στον φάκελο <text:span text:style-name="Source_Text">projects</text:span>) προσθέστε (<text:span text:style-name="Source_Text">add file</text:span>) έναν φάκελο με το ΑΜ σας (μόνο τον αριθμό, χωρίς πρόθεμα, π.χ., 201XXXX) με ένα αρχείο README.md σύμφωνα με τις <text:a xlink:type="simple" xlink:href="https://courses-ionio.github.io/help/guide/" office:name=""><text:span text:style-name="Definition">αναλυτικές οδηγίες</text:span></text:a></text:p>
      <text:h text:style-name="Heading_20_3" text:outline-level="3"><text:bookmark-start text:name="ιστορικός-φάκελος-αναφορών"/>Ιστορικός φάκελος αναφορών<text:bookmark-end text:name="ιστορικός-φάκελος-αναφορών"/></text:h>
      <text:p text:style-name="First_20_paragraph">Ο φάκελος αυτός περιέχει τις αναφορές φοιτητών από προηγούμενες χρονιές.</text:p>
      <text:p text:style-name="Text_20_body">Αν κάποιος φοιτητής στείλει νέα αναφορά τότε η παλιότερη διαγράφεται κατά την αρχειοθέτηση (αλλά παραμένει στο ιστορικό του γκιτ).</text:p>
      <text:p text:style-name="Text_20_body">Παρακαλώ <text:span text:style-name="T1">μην πειράξετε</text:span> το παρόν αρχείο, αλλά δημιουργήστε νέο στο φάκελο με τον ΑΜ σας μέσα στον φάκελο projects και σύμφωνα με τις <text:a xlink:type="simple" xlink:href="https://courses-ionio.github.io/help/guide/" office:name=""><text:span text:style-name="Definition">οδηγίες</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08T20:23:04Z</meta:creation-date>
    <dc:date>2022-12-08T20:23:04Z</dc:date>
  </office:meta>
</office:document-meta>
</file>